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B0000028D166569F65E00E927.png" manifest:media-type="image/png"/>
  <manifest:file-entry manifest:full-path="Pictures/10000000000004940000025BEAAB61269F4D88EA.png" manifest:media-type="image/png"/>
  <manifest:file-entry manifest:full-path="Pictures/100000000000046300000230FA33169D997C667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299cm" svg:height="9.124cm" svg:x="1.301cm" svg:y="1.4cm">
          <draw:image xlink:href="Pictures/100000000000046300000230FA33169D997C667C.png" xlink:type="simple" xlink:show="embed" xlink:actuate="onLoad" loext:mime-type="image/png">
            <text:p/>
          </draw:image>
        </draw:frame>
        <draw:frame draw:style-name="gr1" draw:text-style-name="P1" draw:layer="layout" svg:width="18.299cm" svg:height="9.414cm" svg:x="1.301cm" svg:y="10.9cm">
          <draw:image xlink:href="Pictures/10000000000004940000025BEAAB61269F4D88EA.png" xlink:type="simple" xlink:show="embed" xlink:actuate="onLoad" loext:mime-type="image/png">
            <text:p/>
          </draw:image>
        </draw:frame>
        <draw:frame draw:style-name="gr1" draw:text-style-name="P1" draw:layer="layout" svg:width="17.136cm" svg:height="9.755cm" svg:x="1.564cm" svg:y="20.6cm">
          <draw:image xlink:href="Pictures/100000000000047B0000028D166569F65E00E92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03:05:58.014948305</dc:date>
    <meta:editing-duration>PT8M24S</meta:editing-duration>
    <meta:editing-cycles>1</meta:editing-cycles>
    <meta:document-statistic meta:object-count="3"/>
    <meta:generator>LibreOffice/6.4.6.2$Linux_X86_64 LibreOffice_project/40$Build-2</meta:generator>
  </office:meta>
</office:document-meta>
</file>